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450c9"/>
    </style:style>
    <style:style style:name="P5" style:family="paragraph" style:parent-style-name="Standard">
      <style:paragraph-properties fo:text-align="justify" style:justify-single-word="false"/>
      <style:text-properties officeooo:paragraph-rsid="00248350"/>
    </style:style>
    <style:style style:name="P6" style:family="paragraph" style:parent-style-name="Standard">
      <style:paragraph-properties fo:text-align="justify" style:justify-single-word="false"/>
      <style:text-properties officeooo:paragraph-rsid="002735b4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super 67%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1ae19" officeooo:paragraph-rsid="0021ae19"/>
    </style:style>
    <style:style style:name="P10" style:family="paragraph" style:parent-style-name="Standard">
      <style:paragraph-properties fo:text-align="justify" style:justify-single-word="false"/>
      <style:text-properties officeooo:rsid="002450c9" officeooo:paragraph-rsid="002450c9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15b5e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215b5e"/>
    </style:style>
    <style:style style:name="P15" style:family="paragraph" style:parent-style-name="Standard" style:list-style-name="L3">
      <style:paragraph-properties fo:text-align="justify" style:justify-single-word="false"/>
    </style:style>
    <style:style style:name="P16" style:family="paragraph" style:parent-style-name="Standard" style:list-style-name="L7">
      <style:paragraph-properties fo:text-align="justify" style:justify-single-word="false"/>
      <style:text-properties officeooo:paragraph-rsid="00239d63"/>
    </style:style>
    <style:style style:name="P17" style:family="paragraph" style:parent-style-name="Standard" style:list-style-name="L10">
      <style:paragraph-properties fo:text-align="justify" style:justify-single-word="false"/>
      <style:text-properties officeooo:paragraph-rsid="003829f1"/>
    </style:style>
    <style:style style:name="P18" style:family="paragraph" style:parent-style-name="Standard">
      <style:paragraph-properties fo:text-align="justify" style:justify-single-word="false"/>
      <style:text-properties officeooo:paragraph-rsid="002735b4"/>
    </style:style>
    <style:style style:name="P19" style:family="paragraph" style:parent-style-name="Standard">
      <style:paragraph-properties fo:text-align="justify" style:justify-single-word="false"/>
      <style:text-properties officeooo:paragraph-rsid="00284767"/>
    </style:style>
    <style:style style:name="P20" style:family="paragraph" style:parent-style-name="Standard">
      <style:paragraph-properties fo:text-align="justify" style:justify-single-word="false"/>
      <style:text-properties officeooo:paragraph-rsid="002929de"/>
    </style:style>
    <style:style style:name="P21" style:family="paragraph" style:parent-style-name="Standard">
      <style:paragraph-properties fo:text-align="justify" style:justify-single-word="false"/>
      <style:text-properties officeooo:paragraph-rsid="00303dd2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15b5e" officeooo:paragraph-rsid="00215b5e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21ae19" officeooo:paragraph-rsid="0021ae19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21ae19" officeooo:paragraph-rsid="0021ae19"/>
    </style:style>
    <style:style style:name="P25" style:family="paragraph" style:parent-style-name="Standard" style:list-style-name="L5">
      <style:paragraph-properties fo:text-align="justify" style:justify-single-word="false"/>
      <style:text-properties officeooo:rsid="00248350" officeooo:paragraph-rsid="00248350"/>
    </style:style>
    <style:style style:name="P26" style:family="paragraph" style:parent-style-name="Standard" style:list-style-name="L6">
      <style:paragraph-properties fo:text-align="justify" style:justify-single-word="false"/>
      <style:text-properties officeooo:rsid="002450c9" officeooo:paragraph-rsid="002450c9"/>
    </style:style>
    <style:style style:name="P27" style:family="paragraph" style:parent-style-name="Standard" style:list-style-name="L7">
      <style:paragraph-properties fo:text-align="justify" style:justify-single-word="false"/>
      <style:text-properties officeooo:rsid="00239d63" officeooo:paragraph-rsid="002450c9"/>
    </style:style>
    <style:style style:name="P28" style:family="paragraph" style:parent-style-name="Standard" style:list-style-name="L7">
      <style:paragraph-properties fo:text-align="justify" style:justify-single-word="false"/>
      <style:text-properties officeooo:rsid="00239d63" officeooo:paragraph-rsid="00239d63"/>
    </style:style>
    <style:style style:name="P29" style:family="paragraph" style:parent-style-name="Standard">
      <style:paragraph-properties fo:text-align="justify" style:justify-single-word="false"/>
      <style:text-properties officeooo:rsid="00239d63" officeooo:paragraph-rsid="002450c9"/>
    </style:style>
    <style:style style:name="P30" style:family="paragraph" style:parent-style-name="Standard">
      <style:paragraph-properties fo:text-align="justify" style:justify-single-word="false"/>
      <style:text-properties officeooo:rsid="00357bdd" officeooo:paragraph-rsid="00357bdd"/>
    </style:style>
    <style:style style:name="P31" style:family="paragraph" style:parent-style-name="Standard" style:list-style-name="L10">
      <style:paragraph-properties fo:text-align="justify" style:justify-single-word="false"/>
      <style:text-properties officeooo:rsid="003829f1" officeooo:paragraph-rsid="003829f1"/>
    </style:style>
    <style:style style:name="T1" style:family="text">
      <style:text-properties style:language-asian="pt" style:country-asian="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4dd2" style:font-weight-asian="bold" style:font-weight-complex="bold"/>
    </style:style>
    <style:style style:name="T4" style:family="text">
      <style:text-properties fo:font-weight="bold" officeooo:rsid="002450c9" style:font-weight-asian="bold" style:font-weight-complex="bold"/>
    </style:style>
    <style:style style:name="T5" style:family="text">
      <style:text-properties fo:font-weight="bold" officeooo:rsid="002735b4" style:font-weight-asian="bold" style:font-weight-complex="bold"/>
    </style:style>
    <style:style style:name="T6" style:family="text">
      <style:text-properties fo:font-weight="bold" officeooo:rsid="00343c7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ae19" style:font-style-asian="italic" style:font-style-complex="italic"/>
    </style:style>
    <style:style style:name="T9" style:family="text">
      <style:text-properties fo:font-style="italic" officeooo:rsid="002450c9" style:font-style-asian="italic" style:font-style-complex="italic"/>
    </style:style>
    <style:style style:name="T10" style:family="text">
      <style:text-properties fo:font-style="italic" officeooo:rsid="00239d63" style:font-style-asian="italic" style:font-style-complex="italic"/>
    </style:style>
    <style:style style:name="T11" style:family="text">
      <style:text-properties fo:font-style="italic" fo:font-weight="normal" officeooo:rsid="00215b5e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width="auto" style:text-underline-color="font-color" officeooo:rsid="00239d63" style:text-underline-mode="continuous" style:text-overline-mode="continuous" style:text-line-through-mode="continuous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5" style:family="text">
      <style:text-properties style:text-underline-style="solid" style:text-underline-width="auto" style:text-underline-color="font-color" fo:font-weight="bold" officeooo:rsid="00303dd2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e2bef" style:text-underline-mode="continuous" style:text-overline-mode="continuous" style:text-line-through-mode="continuous" style:font-weight-asian="bold"/>
    </style:style>
    <style:style style:name="T17" style:family="text">
      <style:text-properties officeooo:rsid="00215b5e"/>
    </style:style>
    <style:style style:name="T18" style:family="text">
      <style:text-properties fo:font-weight="normal" officeooo:rsid="00215b5e" style:font-weight-asian="normal" style:font-weight-complex="normal"/>
    </style:style>
    <style:style style:name="T19" style:family="text">
      <style:text-properties fo:font-style="normal" officeooo:rsid="0021ae19" style:font-style-asian="normal" style:font-style-complex="normal"/>
    </style:style>
    <style:style style:name="T20" style:family="text">
      <style:text-properties fo:font-style="normal" fo:font-weight="normal" officeooo:rsid="00215b5e" style:font-style-asian="normal" style:font-weight-asian="normal" style:font-style-complex="normal" style:font-weight-complex="normal"/>
    </style:style>
    <style:style style:name="T21" style:family="text">
      <style:text-properties officeooo:rsid="0021ae19"/>
    </style:style>
    <style:style style:name="T22" style:family="text">
      <style:text-properties officeooo:rsid="00239d63"/>
    </style:style>
    <style:style style:name="T23" style:family="text">
      <style:text-properties officeooo:rsid="002450c9"/>
    </style:style>
    <style:style style:name="T24" style:family="text">
      <style:text-properties officeooo:rsid="00261086"/>
    </style:style>
    <style:style style:name="T25" style:family="text">
      <style:text-properties officeooo:rsid="002735b4"/>
    </style:style>
    <style:style style:name="T26" style:family="text">
      <style:text-properties officeooo:rsid="00284767"/>
    </style:style>
    <style:style style:name="T27" style:family="text">
      <style:text-properties officeooo:rsid="002929de"/>
    </style:style>
    <style:style style:name="T28" style:family="text">
      <style:text-properties officeooo:rsid="00357bd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álise e Síntese de Algoritmos</text:p>
      <text:p text:style-name="P1"><text:span text:style-name="Default_20_Paragraph_20_Font"><text:span text:style-name="T2">Grupo 32 :</text:span>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projeto <text:span text:style-name="T17">tinha por base a integração de um conjunto de cidades numa rede de ligações aéreas e rodoviárias. O programa a implementar deveria decidir quais as estradas e aeroportos a construir de forma a minimizar o custo total das obras.</text:span></text:p>
      <text:p text:style-name="P3"/>
      <text:p text:style-name="P3"><text:tab/>A implementação da nossa solução foi concretizada em C++.</text:p>
      <text:p text:style-name="P3"/>
      <text:p text:style-name="P3">O programa recebe como <text:span text:style-name="Default_20_Paragraph_20_Font"><text:span text:style-name="T2">input:</text:span></text:span></text:p>
      <text:list xml:id="list1742009306385599808" text:style-name="L1">
        <text:list-item>
          <text:p text:style-name="P13"><text:span text:style-name="Default_20_Paragraph_20_Font"><text:span text:style-name="T18">uma linha com o número </text:span></text:span><text:span text:style-name="Default_20_Paragraph_20_Font"><text:span text:style-name="T11">N</text:span></text:span><text:span text:style-name="Default_20_Paragraph_20_Font"><text:span text:style-name="T18"> de cidades;</text:span></text:span></text:p>
        </text:list-item>
        <text:list-item>
          <text:p text:style-name="P13"><text:span text:style-name="Default_20_Paragraph_20_Font"><text:span text:style-name="T18">uma linha com o número </text:span></text:span><text:span text:style-name="Default_20_Paragraph_20_Font"><text:span text:style-name="T11">A </text:span></text:span><text:span text:style-name="Default_20_Paragraph_20_Font"><text:span text:style-name="T18">de aeroportos;</text:span></text:span></text:p>
        </text:list-item>
        <text:list-item>
          <text:p text:style-name="P13"><text:span text:style-name="Default_20_Paragraph_20_Font"><text:span text:style-name="T18">uma sequência de </text:span></text:span><text:span text:style-name="Default_20_Paragraph_20_Font"><text:span text:style-name="T11">A</text:span></text:span><text:span text:style-name="Default_20_Paragraph_20_Font"><text:span text:style-name="T18"> linhas, em que cada linha consiste em dois inteiros </text:span></text:span><text:span text:style-name="Default_20_Paragraph_20_Font"><text:span text:style-name="T11">a</text:span></text:span><text:span text:style-name="Default_20_Paragraph_20_Font"><text:span text:style-name="T18"> e </text:span></text:span><text:span text:style-name="Default_20_Paragraph_20_Font"><text:span text:style-name="T11">c</text:span></text:span><text:span text:style-name="Default_20_Paragraph_20_Font"><text:span text:style-name="T18">, onde </text:span></text:span><text:span text:style-name="Default_20_Paragraph_20_Font"><text:span text:style-name="T11">c</text:span></text:span><text:span text:style-name="Default_20_Paragraph_20_Font"><text:span text:style-name="T18"> denota o custo de construir um aeroporto na cidade </text:span></text:span><text:span text:style-name="Default_20_Paragraph_20_Font"><text:span text:style-name="T11">a</text:span></text:span><text:span text:style-name="Default_20_Paragraph_20_Font"><text:span text:style-name="T20">;</text:span></text:span></text:p>
        </text:list-item>
        <text:list-item>
          <text:p text:style-name="P13"><text:span text:style-name="Default_20_Paragraph_20_Font"><text:span text:style-name="T20">uma linha com o número </text:span></text:span><text:span text:style-name="Default_20_Paragraph_20_Font"><text:span text:style-name="T11">E</text:span></text:span><text:span text:style-name="Default_20_Paragraph_20_Font"><text:span text:style-name="T20"> de potenciais estradas a construir;</text:span></text:span></text:p>
        </text:list-item>
        <text:list-item>
          <text:p text:style-name="P13"><text:span text:style-name="Default_20_Paragraph_20_Font"><text:span text:style-name="T20">uma sequência de linhas </text:span></text:span><text:span text:style-name="Default_20_Paragraph_20_Font"><text:span text:style-name="T11">E</text:span></text:span><text:span text:style-name="Default_20_Paragraph_20_Font"><text:span text:style-name="T20">, em que cada linha consiste em três inteiros </text:span></text:span><text:span text:style-name="Default_20_Paragraph_20_Font"><text:span text:style-name="T11">a</text:span></text:span><text:span text:style-name="Default_20_Paragraph_20_Font"><text:span text:style-name="T20">, </text:span></text:span><text:span text:style-name="Default_20_Paragraph_20_Font"><text:span text:style-name="T11">b</text:span></text:span><text:span text:style-name="Default_20_Paragraph_20_Font"><text:span text:style-name="T20"> e </text:span></text:span><text:span text:style-name="Default_20_Paragraph_20_Font"><text:span text:style-name="T11">c</text:span></text:span><text:span text:style-name="Default_20_Paragraph_20_Font"><text:span text:style-name="T20">, onde </text:span></text:span><text:span text:style-name="Default_20_Paragraph_20_Font"><text:span text:style-name="T11">c</text:span></text:span><text:span text:style-name="Default_20_Paragraph_20_Font"><text:span text:style-name="T20"> denota o custo de construir uma estrada entre as cidade </text:span></text:span><text:span text:style-name="Default_20_Paragraph_20_Font"><text:span text:style-name="T11">a</text:span></text:span><text:span text:style-name="Default_20_Paragraph_20_Font"><text:span text:style-name="T20"> e </text:span></text:span><text:span text:style-name="Default_20_Paragraph_20_Font"><text:span text:style-name="T11">b</text:span></text:span><text:span text:style-name="Default_20_Paragraph_20_Font"><text:span text:style-name="T20">.</text:span></text:span></text:p>
          <text:p text:style-name="P13"><text:span text:style-name="Default_20_Paragraph_20_Font"><text:span text:style-name="T20"/></text:span></text:p>
        </text:list-item>
      </text:list>
      <text:p text:style-name="P3">Como <text:span text:style-name="Default_20_Paragraph_20_Font"><text:span text:style-name="T2">output</text:span></text:span>, o programa devolve:</text:p>
      <text:list xml:id="list1916774741532014215" text:style-name="L2">
        <text:list-item>
          <text:p text:style-name="P22">Caso não seja possível construir a rede, o output apresentado é “Insuficiente”;</text:p>
        </text:list-item>
        <text:list-item>
          <text:p text:style-name="P22">Caso seja possível construir a rede, o output corresponde a uma linha com o custo total e uma linha com dois inteiros indicando o número de aeroportos e o número de estradas a construir.</text:p>
          <text:p text:style-name="P14"/>
        </text:list-item>
      </text:list>
      <text:p text:style-name="P7">Descrição da Solução:</text:p>
      <text:p text:style-name="P3"/>
      <text:p text:style-name="P3"><text:tab/><text:span text:style-name="T21">Modelamos o problema através dois grafos pesados não dirigidos. Para os ligações do primeiro grafo contribuem apenas as estradas:</text:span></text:p>
      <text:list xml:id="list8118671356338032599" text:style-name="L3">
        <text:list-item>
          <text:p text:style-name="P15">os vértices correspondem às <text:span text:style-name="Default_20_Paragraph_20_Font"><text:span text:style-name="T8">N </text:span></text:span><text:span text:style-name="Default_20_Paragraph_20_Font"><text:span text:style-name="T19">cidades;</text:span></text:span></text:p>
        </text:list-item>
        <text:list-item>
          <text:p text:style-name="P23">existe um arco com peso <text:span text:style-name="T7">c</text:span> do vértice <text:span text:style-name="T7">a</text:span> para o vértice<text:span text:style-name="T7"> b</text:span> se é possível construir uma estrada que ligue a cidade a à cidade <text:span text:style-name="T7">b</text:span> com custo <text:span text:style-name="T7">c</text:span>;</text:p>
        </text:list-item>
      </text:list>
      <text:p text:style-name="P9"/>
      <text:p text:style-name="P9">Para o segundo grafo, para além das estradas, temos também em conta os potenciais aeroportos:</text:p>
      <text:list xml:id="list446864364245699061" text:style-name="L4">
        <text:list-item>
          <text:p text:style-name="P24">existe um vértices adicional que corresponde ao espaço aéreo;</text:p>
        </text:list-item>
        <text:list-item>
          <text:p text:style-name="P24">existe um arco de peso <text:span text:style-name="T7">c</text:span> de cada vértice<text:span text:style-name="T7"> a</text:span> para o vértice do espaço aéreo se é possível construir um aeroporto na cidade a com custo <text:span text:style-name="T7">c</text:span>;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text:span text:style-name="T23">A estrutura implementada que representa uma arco contém:</text:span><text:tab/></text:p>
      <text:list xml:id="list2560318596947595018" text:style-name="L5">
        <text:list-item>
          <text:p text:style-name="P25">dois inteiros que identificam os vértices que são ligados pelo arco;</text:p>
        </text:list-item>
        <text:list-item>
          <text:p text:style-name="P25">um inteiro corresponde ao peso do arco;</text:p>
        </text:list-item>
        <text:list-item>
          <text:p text:style-name="P25">e um inteiro que identifica o tipo da ligação: uma estrada ou entre aer<text:span text:style-name="T24">o</text:span>portos.</text:p>
          <text:p text:style-name="P25"/>
        </text:list-item>
      </text:list>
      <text:p text:style-name="P10">A estrutura implementada que representa um grafo contém:</text:p>
      <text:list xml:id="list4912811903909904486" text:style-name="L6">
        <text:list-item>
          <text:p text:style-name="P26">um inteiro com o número de vértices do grafo;</text:p>
        </text:list-item>
        <text:list-item>
          <text:p text:style-name="P26">um vetor com todos os arcos do grafo.</text:p>
          <text:p text:style-name="P26"/>
        </text:list-item>
      </text:list>
      <text:p text:style-name="P3"><text:tab/>Uma vez o objetivo era <text:span text:style-name="T21">decidir o número de estradas e aeroportos a construir, minimizando o custo total das obras, priorizando a solução que tem menos aeroportos, aplicámos a ambos os grafos o algoritmo </text:span><text:span text:style-name="T8">Kruskal</text:span><text:span text:style-name="T21"> que permite determinar a árvore abrangente de menor custo, mantendo o registo de ligações de estradas e de aeroportos que compõe a árvore.</text:span></text:p>
      <text:p text:style-name="P3"/>
      <text:p text:style-name="P3"><text:tab/><text:span text:style-name="Default_20_Paragraph_20_Font"><text:span text:style-name="T12">O algoritmo de </text:span></text:span><text:span text:style-name="Default_20_Paragraph_20_Font"><text:span text:style-name="T13">Kruskal segue os seguintes passos:</text:span></text:span></text:p>
      <text:p text:style-name="P3"/>
      <text:list xml:id="list3598797258841263206" text:style-name="L7">
        <text:list-item>
          <text:p text:style-name="P27">Ordena todos os arcos por ordem não decrescente segundo os seus pesos. No caso do grafo com estradas e aeroportos, as ligações das estradas são consideradas como tendo menor custo. <text:span text:style-name="T23">A ordenação é feita pelo </text:span><text:span text:style-name="T9">sort</text:span><text:span text:style-name="T23"> do c++ (</text:span><text:span text:style-name="T4">Ref: </text:span><text:a xlink:type="simple" xlink:href="http://www.cplusplus.com/reference/algorithm/sort/" text:style-name="Internet_20_link" text:visited-style-name="Visited_20_Internet_20_Link"><text:span text:style-name="T23">http://www.cplusplus.com/reference/algorithm/sort/</text:span></text:a><text:span text:style-name="T23">).</text:span></text:p>
        </text:list-item>
      </text:list>
      <text:p text:style-name="P8"/>
      <text:list xml:id="list23021880665101" text:continue-numbering="true" text:style-name="L7">
        <text:list-item>
          <text:p text:style-name="P28">Seleciona o arco de menor peso e verifica se este forma um ciclo com a árvore abrangente formada até este ponto. Caso não forme um ciclo, então é adicionado à árvore abrangente e é incrementado o contador de estradas ou o contador de aeroportos construídos de acordo com o tipo da ligação, ou seja, se esta representa uma estrada ou uma ligação entre aeroportos. Caso contrário, o arco é descartado.</text:p>
        </text:list-item>
      </text:list>
      <text:p text:style-name="P3"><text:tab/><text:tab/></text:p>
      <text:list xml:id="list23022567275419" text:continue-numbering="true" text:style-name="L7">
        <text:list-item>
          <text:p text:style-name="P28">Repete o segundo passo até que todos os arcos do grafo tenham sido considerados.</text:p>
          <text:p text:style-name="P16"/>
        </text:list-item>
      </text:list>
      <text:p text:style-name="P3"><text:tab/><text:span text:style-name="T22">Antes de aplicar o algoritmo </text:span><text:span text:style-name="T10">Kruskal</text:span><text:span text:style-name="T22"> a qualquer um dos grafos, verificamos se para alguma cidade, o número de estradas que a esta estão ligadas é zero e não é possível construir um aeroporto na cidade. Caso se verifique, então não é possível construir a rede, pelo que o output do programa é “Insuficiente”.</text:span></text:p>
      <text:p text:style-name="P3"/>
      <text:p text:style-name="P4"><text:tab/><text:span text:style-name="T22">Após aplicarmos o algoritmo </text:span><text:span text:style-name="T10">Kruskal</text:span><text:span text:style-name="T22"> a ambos os grafos, verificamos para nenhum dos grafos foi possível determinar a árvore abrangente de menor custo, significando que não é possível construir a rede, pelo que o output do programa é “Insuficiente”.</text:span></text:p>
      <text:p text:style-name="P4"/>
      <text:p text:style-name="P29"><text:tab/> Caso contrário, comparamos o custo da àrvore abrangente determinada para os dois grafos. Se o custo for igual para os dois, então no output, o número de estradas construídas corresponde ao valor calculado pelo Kruskal para o grafo que contém somente estradas, e o número de aeroportos construídos é zero.</text:p>
      <text:p text:style-name="P4"/>
      <text:p text:style-name="P3"><text:soft-page-break/><text:tab/><text:span text:style-name="T22">Se os custo da árvore abrangente determinado para ambos os grafos diferir então o output corresponde ao número de estradas e de aeroportos construídos calculados pelo Kruskal para o grafo que cujo custo da árvore abrangente é inferior.</text:span></text:p>
      <text:p text:style-name="P3"/>
      <text:p text:style-name="P7">Análise Teórica:</text:p>
      <text:p text:style-name="P3"/>
      <text:p text:style-name="P3">Consideremos a aplicação do programa <text:span text:style-name="T25">para N cidades, com E potenciais estradas e A aeroportos possíveis.</text:span></text:p>
      <text:p text:style-name="P3"/>
      <text:p text:style-name="P3"><text:tab/><text:span text:style-name="T28">A leitura do input é O(E) ou O(A). A inicialização dos arrays com o número de estradas e o custo do aeroporto de cada cidade é O(V).</text:span></text:p>
      <text:p text:style-name="P30"/>
      <text:p text:style-name="P3"><text:tab/>O tempo de inserção de cada <text:span text:style-name="T25">arco no vetor do grafo é O(1). Para o grafo que contém somente as ligações formadas por estradas, a inicialização do grafo é O(E). Para o grafo que têm em conta também os aeroportos, a inicialização do grafo é O(E+A). Logo, a inicialização do grafo é O(E+A).</text:span></text:p>
      <text:p text:style-name="P3"/>
      <text:p text:style-name="P3"><text:tab/><text:span text:style-name="T26">O ciclo que verifica se existe alguma cidade à não está ligada nenhuma potencial estrada nem é possível construir nela um aeroporto é O(N).</text:span></text:p>
      <text:p text:style-name="P3"/>
      <text:p text:style-name="P21"><text:tab/><text:span text:style-name="T25">A função sort usada na ordenação dos arcos, de uma biblioteca do c++, não têm uma implementação específica, pelo que esta pode variar. No entanto a sua complexidade é sempre O(C log C) para a comparação de C elementos (</text:span><text:span text:style-name="T5">Ref:</text:span><text:span text:style-name="T25"> </text:span><text:a xlink:type="simple" xlink:href="https://en.wikipedia.org/wiki/Sort_%28C%2B%2B%29" text:style-name="Internet_20_link" text:visited-style-name="Visited_20_Internet_20_Link"><text:span text:style-name="T25">https://en.wikipedia.org/wiki/Sort_%28C%2B%2B%29</text:span></text:a><text:span text:style-name="T25">). Assim a ordenação dos arcos é O(E log E) para o grafo que contém somente as ligações formadas por estradas, e O((E+A) log (E+A)) para o grafo que tem em conta também os aeroportos. Logo, a ordenação dos arcos é O((E+A) log (E+A)).</text:span></text:p>
      <text:p text:style-name="P6"><text:tab/></text:p>
      <text:p text:style-name="P6"><text:tab/><text:span text:style-name="T26">A operação Make-Set é O(N) para ambos os grafos.</text:span></text:p>
      <text:p text:style-name="P19"><text:span text:style-name="T25"><text:tab/></text:span></text:p>
      <text:p text:style-name="P20"><text:tab/><text:span text:style-name="T27">O ciclo principal do algoritmo Kruskal, percorre todos os arcos e aplica as operações Find-Set e Union. Estas operaçãoes são O(log V) para ambos os grafos. Assim, o ciclo é O(E log V) o grafo que contém somente as ligações das estrada e O((E+A) log V) para o <text:s/>grafo que tem em consideração também os aeroportos. Logo, o ciclo é O((E+A) log V).</text:span></text:p>
      <text:p text:style-name="P20"/>
      <text:p text:style-name="P3"><text:tab/><text:span text:style-name="Default_20_Paragraph_20_Font"><text:span text:style-name="T2">Concluímos assim, que o tempo de execução da solução </text:span></text:span><text:span text:style-name="Default_20_Paragraph_20_Font"><text:span text:style-name="T3">é</text:span></text:span><text:span text:style-name="Default_20_Paragraph_20_Font"><text:span text:style-name="T2"> O</text:span></text:span><text:span text:style-name="Default_20_Paragraph_20_Font"><text:span text:style-name="T3">(E+A) ou O(N) se existir uma ciddae que não está ligada a nenhuma potencial estrada e na qual não é possível construir um aeroporto. Para os restantes casos, o tempo de execução da solução é O((E+A) log (E+A)) </text:span></text:span><text:span text:style-name="Default_20_Paragraph_20_Font"><text:span text:style-name="T6">ou O((E+A) log V).</text:span></text:span></text:p>
      <text:p text:style-name="P3"/>
      <text:p text:style-name="P3"><text:span text:style-name="T14">Análise Experimenta</text:span><text:span text:style-name="T16">l</text:span></text:p>
      <text:p text:style-name="P3"/>
      <text:p text:style-name="P3"><text:span text:style-name="Default_20_Paragraph_20_Font"><text:span text:style-name="T15">Outras referências</text:span></text:span>:</text:p>
      <text:list xml:id="list7624980766437369368" text:style-name="L10">
        <text:list-item>
          <text:p text:style-name="P31"><text:a xlink:type="simple" xlink:href="https://fenix.tecnico.ulisboa.pt/downloadFile/1970943312285705/aula10.pdf" text:style-name="Internet_20_link" text:visited-style-name="Visited_20_Internet_20_Link">https://fenix.tecnico.ulisboa.pt/downloadFile/1970943312285705/aula10.pdf</text:a></text:p>
        </text:list-item>
        <text:list-item>
          <text:p text:style-name="P31"><text:a xlink:type="simple" xlink:href="https://fenix.tecnico.ulisboa.pt/downloadFile/1970943312285706/aula11.pdf" text:style-name="Internet_20_link" text:visited-style-name="Visited_20_Internet_20_Link">https://fenix.tecnico.ulisboa.pt/downloadFile/1970943312285706/aula11.pdf</text:a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5LVL2" style:display-name="WW_CharLFO5LVL2" style:family="text">
      <style:text-properties fo:font-weight="bold" style:font-weight-asian="bold" style:font-weight-complex="bold"/>
    </style:style>
    <style:style style:name="WW_5f_CharLFO5LVL3" style:display-name="WW_CharLFO5LVL3" style:family="text">
      <style:text-properties fo:font-weight="bold" style:font-weight-asian="bold" style:font-weight-complex="bold"/>
    </style:style>
    <style:style style:name="WW_5f_CharLFO5LVL4" style:display-name="WW_CharLFO5LVL4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6" style:display-name="WW_CharLFO5LVL6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5LVL8" style:display-name="WW_CharLFO5LVL8" style:family="text">
      <style:text-properties fo:font-weight="bold" style:font-weight-asian="bold" style:font-weight-complex="bold"/>
    </style:style>
    <style:style style:name="WW_5f_CharLFO5LVL9" style:display-name="WW_CharLFO5LVL9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pt" style:country-asian="PT" style:language-complex="ar" style:country-complex="SA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fo:border-top="0.99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m2" text:anchor-type="paragraph" svg:x="0.088cm" svg:y="-0.706cm" svg:width="4.348cm" style:rel-width="scale" svg:height="1.702cm" style:rel-height="scale" draw:z-index="2"><draw:image xlink:href="Pictures/10000201000000D40000005352173029C0DEE300.png" xlink:type="simple" xlink:show="embed" xlink:actuate="onLoad"/></draw:frame><text:span text:style-name="Default_20_Paragraph_20_Font"><text:span text:style-name="MT1"/></text:span></text:p>
      </style:header>
      <style:footer>
        <text:p text:style-name="Footer"><text:span text:style-name="Default_20_Paragraph_20_Font"><text:span text:style-name="MT2">Análise e Síntese de Algoritmos - 2016/2017</text:span>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 LibreOffice_project/20m0$Build-2</meta:generator>
    <meta:creation-date>2017-03-18T00:58:00Z</meta:creation-date>
    <dc:date>2017-05-01T02:30:21.117305486</dc:date>
    <meta:editing-cycles>42</meta:editing-cycles>
    <meta:editing-duration>PT3H5M45S</meta:editing-duration>
    <meta:document-statistic meta:table-count="0" meta:image-count="1" meta:object-count="0" meta:page-count="3" meta:paragraph-count="59" meta:word-count="1145" meta:character-count="6659" meta:non-whitespace-character-count="5565"/>
    <meta:template xlink:type="simple" xlink:actuate="onRequest" xlink:title="" xlink:href="../../ASA/Relatorio_p1.odt/Normal.dotm"/>
  </office:meta>
</office:document-meta>
</file>